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27198" officeooo:paragraph-rsid="00027198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3 喜樹仔烏貓</text:p>
        <text:p text:style-name="P1"/>
        <text:p text:style-name="P1">我細漢的時會使講是庄裡上奅的囡仔，</text:p>
        <text:p text:style-name="P1">Guá sè-hàn ê sî ē-sái kóng sī tsng--lí siōng phānn ê gín-á, </text:p>
        <text:p text:style-name="P1"/>
        <text:p text:style-name="P1">因為阮阿母足𠢕做衫，</text:p>
        <text:p text:style-name="P1">in-uī guán a-bú tsiok gâu tsò sann,</text:p>
        <text:p text:style-name="P1"/>
        <text:p text:style-name="P1">伊攏做足媠的洋裝抑是短短的裙，</text:p>
        <text:p text:style-name="P1">i lóng tsò tsiok suí ê iûnn-tsong ia̍h-sī té-té ê kûn, </text:p>
        <text:p text:style-name="P1"/>
        <text:p text:style-name="P1">共阮妝甲真古錐，</text:p>
        <text:p text:style-name="P1">kā guán tsng kah tsin kóo-tsui, </text:p>
        <text:p text:style-name="P1"/>
        <text:p text:style-name="P1">閣共我梳兩粒包仔頭。</text:p>
        <text:p text:style-name="P1">koh kā guá se nn̄g lia̍p pau-á-thâu. </text:p>
        <text:p text:style-name="P1"/>
        <text:p text:style-name="P1">阮阿姑佇市內咧開皮鞋店，</text:p>
        <text:p text:style-name="P1">Guán a-koo tī tshī-lāi teh khui phuê-ê tiàm, </text:p>
        <text:p text:style-name="P1"/>
        <text:p text:style-name="P1">阿爸攏會𤆬阮去揀家己佮意的皮鞋，</text:p>
        <text:p text:style-name="P1">a-pah lóng ē tshuā guán khì kíng ka-kī kah-ì ê phuê-ê, </text:p>
        <text:p text:style-name="P1"/>
        <text:p text:style-name="P1">逐日攏嘛妝甲媠噹噹。</text:p>
        <text:p text:style-name="P1">ta̍k ji̍t lóng mā tsng kah suí-tang-tang. </text:p>
        <text:p text:style-name="P1"/>
        <text:p text:style-name="P1"/>
        <text:p text:style-name="P1"/>
        <text:p text:style-name="P1"/>
        <text:p text:style-name="P1">阮阿母生七个囡仔，</text:p>
        <text:p text:style-name="P1">Guán a-bú senn tshit ê gín-á, </text:p>
        <text:p text:style-name="P1"/>
        <text:p text:style-name="P1">厝裡的兄弟姊妹攏是按呢打扮。</text:p>
        <text:p text:style-name="P1">tshù--lí ê hiann-tī tsí-muē lóng sī án-ne tánn-pān. </text:p>
        <text:p text:style-name="P1"/>
        <text:p text:style-name="P1">阿母會使講共所有的心思攏囥佇阮的身軀頂。</text:p>
        <text:p text:style-name="P1">A-bú ē-sái kóng kā sóo-ū ê sim-su lóng khǹg tī guán ê sin-khu-tíng. </text:p>
        <text:p text:style-name="P1"/>
        <text:p text:style-name="P1">尤其大兄、大姊讀初中、高中了後，</text:p>
        <text:p text:style-name="P1">Iû-kî tuā-hiann, tuā-tsí tha̍k tshoo-tiong, ko-tiong liáu-āu, </text:p>
        <text:p text:style-name="P1"/>
        <text:p text:style-name="P1">就算伊閣較無閒，</text:p>
        <text:p text:style-name="P1">tō sǹg i koh-khah bô-îng, </text:p>
        <text:p text:style-name="P1"/>
        <text:p text:style-name="P1">逐工透早四、五點就起來，</text:p>
        <text:p text:style-name="P1">ta̍k kang thàu-tsá sì, gōo tiám tō khí--lâi, </text:p>
        <text:p text:style-name="P1"/>
        <text:p text:style-name="P1">趕緊去菜市仔買菜轉來煮飯、款便當，</text:p>
        <text:p text:style-name="P1">kuánn-kín khì tshài-tshī-á bé tshài tńg--lâi tsú-pn̄g, khuán piān-tong, </text:p>
        <text:p text:style-name="P1"/>
        <text:p text:style-name="P1">予in赴會著六點外的車幫去讀冊。</text:p>
        <text:p text:style-name="P1">hōo in hù ē tio̍h la̍k tiám guā ê tshia-pang khì tha̍k-tsheh. </text:p>
        <text:p text:style-name="P1"/>
        <text:p text:style-name="P1">阮細漢的時，</text:p>
        <text:p text:style-name="P1"><text:soft-page-break/>Guán sè-hàn ê sî, </text:p>
        <text:p text:style-name="P1"/>
        <text:p text:style-name="P1">我看阿母攏是遮爾仔操勞。</text:p>
        <text:p text:style-name="P1">guá khuànn a-bú lóng sī tsiah-nī-á tshau-lô. </text:p>
        <text:p text:style-name="P1"/>
        <text:p text:style-name="P1">伊唯一打扮家己的時陣，</text:p>
        <text:p text:style-name="P1">I uî-it tánn-pān ka-kī ê sî-tsūn, </text:p>
        <text:p text:style-name="P1"/>
        <text:p text:style-name="P1">就是去電頭毛店洗頭、做頭鬃。</text:p>
        <text:p text:style-name="P1">tō sī khì tiān-thâu-mn̂g-tiàm sé-thâu, tsò thâu-tsang. </text:p>
        <text:p text:style-name="P1"/>
        <text:p text:style-name="P1">阿母就算閣較無閒都袂共頭毛放予挐氅氅，</text:p>
        <text:p text:style-name="P1">A-bú tō sǹg koh-khah bô-îng to bē kā thâu-mn̂g pàng hōo jû-tsháng-tsháng,</text:p>
        <text:p text:style-name="P1"/>
        <text:p text:style-name="P1">這是我細漢的時所了解的阿母。</text:p>
        <text:p text:style-name="P1">tse sī guá sè-hàn ê sî sóo liáu-kái ê a-bú.</text:p>
        <text:p text:style-name="P1"/>
        <text:p text:style-name="P1"/>
        <text:p text:style-name="P1"/>
        <text:p text:style-name="P1"/>
        <text:p text:style-name="P1">上班了後，</text:p>
        <text:p text:style-name="P1">Siōng-pan liáu-āu, </text:p>
        <text:p text:style-name="P1"/>
        <text:p text:style-name="P1">有一工佮蹛隔壁庄的同事去in兜𨑨迌，</text:p>
        <text:p text:style-name="P1">ū tsi̍t kang kah tuà keh-piah tsng ê tông-sū khì in tau tshit-thô, </text:p>
        <text:p text:style-name="P1"/>
        <text:p text:style-name="P1">聽in母仔講起，</text:p>
        <text:p text:style-name="P1">thiann in bú--á kóng-khí, </text:p>
        <text:p text:style-name="P1"/>
        <text:p text:style-name="P1">才知影阮阿母是伊的洋裁老師。</text:p>
        <text:p text:style-name="P1">tsiah tsai-iánn guán a-bú sī i ê iûnn-tshâi lāu-su. </text:p>
        <text:p text:style-name="P1"/>
        <text:p text:style-name="P1">伊毋但𠢕做衫、𠢕穿插，</text:p>
        <text:p text:style-name="P1">I m̄-nā gâu tsò sann, gâu tshīng-tshah, </text:p>
        <text:p text:style-name="P1"/>
        <text:p text:style-name="P1">閣綴會著時代，</text:p>
        <text:p text:style-name="P1">koh tuè ē tio̍h sî-tāi, </text:p>
        <text:p text:style-name="P1"/>
        <text:p text:style-name="P1">體格媠，</text:p>
        <text:p text:style-name="P1">thé-keh suí, </text:p>
        <text:p text:style-name="P1"/>
        <text:p text:style-name="P1">通人欣羨，</text:p>
        <text:p text:style-name="P1">thong lâng him-siān, </text:p>
        <text:p text:style-name="P1"/>
        <text:p text:style-name="P1">當時是有名的「喜樹仔烏貓」。</text:p>
        <text:p text:style-name="P1">tong-sî sī ū-miâ ê “Hí-tshiū-á oo-niau.” </text:p>
        <text:p text:style-name="P1"/>
        <text:p text:style-name="P1">莫怪有時仔會聽阿母講，</text:p>
        <text:p text:style-name="P1">Bo̍k-kuài ū-sî-á ē thiann a-bú kóng, </text:p>
        <text:p text:style-name="P1"/>
        <text:p text:style-name="P1">伊的好工夫攏是為著阮才放捒去。</text:p>
        <text:p text:style-name="P1">i ê hó kang-hu lóng sī uī-tio̍h guán tsiah pàng-sak --khì. </text:p>
        <text:p text:style-name="P1"/>
        <text:p text:style-name="P1">彼當時我替阿母感覺誠毋甘，</text:p>
        <text:p text:style-name="P1">Hit tong-sî guá thè a-bú kám-kak tsiânn m̄-kam, </text:p>
        <text:p text:style-name="P1"/>
        <text:p text:style-name="P1">是阮共伊的才華耽誤去。</text:p>
        <text:p text:style-name="P1">sī guán kā i ê tsâi-huâ tam-gōo --khì.</text:p>
        <text:p text:style-name="P1"/>
        <text:p text:style-name="P1">一直到阿母過身，</text:p>
        <text:p text:style-name="P1">It-ti̍t kàu a-bú kuè-sin, </text:p>
        <text:p text:style-name="P1"><text:soft-page-break/></text:p>
        <text:p text:style-name="P1">阮想欲寫一篇追思慈母的文章來思念伊，</text:p>
        <text:p text:style-name="P1">guán siūnn beh siá tsi̍t phinn tui-su tsû-bú ê bûn-tsiong lâi su-liām i, </text:p>
        <text:p text:style-name="P1"/>
        <text:p text:style-name="P1">才知影阮對阿母的了解實在真有限。</text:p>
        <text:p text:style-name="P1">tsiah tsai-iánn guán tuì a-bú ê liáu-kái si̍t-tsāi tsin iú-hān.</text:p>
        <text:p text:style-name="P1"/>
        <text:p text:style-name="P1"/>
        <text:p text:style-name="P1"/>
        <text:p text:style-name="P1"/>
        <text:p text:style-name="P1">聽阿舅講，</text:p>
        <text:p text:style-name="P1">Thiann a-kū kóng, </text:p>
        <text:p text:style-name="P1"/>
        <text:p text:style-name="P1">外公真疼阿母，</text:p>
        <text:p text:style-name="P1">guā-kong tsin thiànn a-bú, </text:p>
        <text:p text:style-name="P1"/>
        <text:p text:style-name="P1">毋但予伊讀冊，</text:p>
        <text:p text:style-name="P1">m̄-nā hōo i tha̍k-tsheh, </text:p>
        <text:p text:style-name="P1"/>
        <text:p text:style-name="P1">出業了後閣送伊去佮一个日本老師學洋裁。</text:p>
        <text:p text:style-name="P1">tshut-gia̍p liáu-āu koh sàng i khì kah tsi̍t ê ji̍t-pún lāu-su o̍h iûnn-tshâi. </text:p>
        <text:p text:style-name="P1"/>
        <text:p text:style-name="P1">阿母毋但家己真𠢕做衫，</text:p>
        <text:p text:style-name="P1">A-bú m̄-nā ka-kī tsin gâu tsò sann, </text:p>
        <text:p text:style-name="P1"/>
        <text:p text:style-name="P1">嘛收學生來教。</text:p>
        <text:p text:style-name="P1">mā siu ha̍k-sing lâi kà. </text:p>
        <text:p text:style-name="P1"/>
        <text:p text:style-name="P1">暗時閣佇暗學仔教人讀冊，</text:p>
        <text:p text:style-name="P1">Àm-sî koh tī àm-o̍h-á kà lâng tha̍k-tsheh, </text:p>
        <text:p text:style-name="P1"/>
        <text:p text:style-name="P1">嘛是當時一个婦女團隊的隊長。</text:p>
        <text:p text:style-name="P1">mā sī tong-sî tsi̍t ê hū-lí thuân-tuī ê tuī-tiúnn. </text:p>
        <text:p text:style-name="P1"/>
        <text:p text:style-name="P1">阿母遮爾光彩的過去，</text:p>
        <text:p text:style-name="P1">A-bú tsiah-nī kong-tshái ê kuè-khì, </text:p>
        <text:p text:style-name="P1"/>
        <text:p text:style-name="P1">阮竟然佇伊過身了後才知影，</text:p>
        <text:p text:style-name="P1">guán kìng-jiân tī i kuè-sin liáu-āu tsiah tsai-iánn, </text:p>
        <text:p text:style-name="P1"/>
        <text:p text:style-name="P1">這是伊為著晟養阮大漢所付出的代價。</text:p>
        <text:p text:style-name="P1">tse sī i uī-tio̍h tshiânn-ióng guán tuā-hàn sóo hù-tshut ê tāi-kè. </text:p>
        <text:p text:style-name="P1"/>
        <text:p text:style-name="P1">到今我一直感覺真遺憾，</text:p>
        <text:p text:style-name="P1">Kàu-tann guá it-ti̍t kám-kak tsin uî-hām, </text:p>
        <text:p text:style-name="P1"/>
        <text:p text:style-name="P1">阿母攏無通好好仔歇睏一下仔，</text:p>
        <text:p text:style-name="P1">a-bú lóng bô thang hó-hó-á hioh-khùn tsi̍t-ē-á, </text:p>
        <text:p text:style-name="P1"/>
        <text:p text:style-name="P1">共伊的故事講予阮知影。</text:p>
        <text:p text:style-name="P1">kā i ê kòo-sū kóng hōo guán tsai-iánn.</text:p>
        <text:p text:style-name="P1"/>
        <text:p text:style-name="P1"/>
        <text:p text:style-name="P1"/>
        <text:p text:style-name="P1"/>
        <text:p text:style-name="P1">細漢的時，</text:p>
        <text:p text:style-name="P1">Sè-hàn ê sî, </text:p>
        <text:p text:style-name="P1"/>
        <text:p text:style-name="P1">人講阮兜的囡仔誠好命，</text:p>
        <text:p text:style-name="P1">lâng kóng guán tau ê gín-á <text:soft-page-break/>tsiânn hó-miā, </text:p>
        <text:p text:style-name="P1"/>
        <text:p text:style-name="P1">爸母照顧甲真好，</text:p>
        <text:p text:style-name="P1">pē-bú tsiàu-kòo kah tsin hó, </text:p>
        <text:p text:style-name="P1"/>
        <text:p text:style-name="P1">原來這攏是用阿母的才華佮青春換來的。</text:p>
        <text:p text:style-name="P1">guân-lâi tse lóng sī īng a-bú ê tsâi-huâ kah tshing-tshun uānn--lâi--ê. </text:p>
        <text:p text:style-name="P1"/>
        <text:p text:style-name="P1">佇遮我欲閣一遍感謝阿母，</text:p>
        <text:p text:style-name="P1">Tī tsia guá beh koh tsi̍t piàn kám-siā a-bú, </text:p>
        <text:p text:style-name="P1"/>
        <text:p text:style-name="P1">共伊講：「阿母，</text:p>
        <text:p text:style-name="P1">kā i kóng: “A-bú, </text:p>
        <text:p text:style-name="P1"/>
        <text:p text:style-name="P1">你擔會起喜樹仔烏貓這个名號。」</text:p>
        <text:p text:style-name="P1">lí tann ē khí Hí-tshiū-á oo-niau tsit ê miâ-hō.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3:46.928128366</dc:date>
    <meta:editing-duration>PT23S</meta:editing-duration>
    <meta:editing-cycles>1</meta:editing-cycles>
    <meta:document-statistic meta:table-count="0" meta:image-count="0" meta:object-count="0" meta:page-count="4" meta:paragraph-count="120" meta:word-count="1157" meta:character-count="3220" meta:non-whitespace-character-count="2791"/>
    <meta:generator>LibreOffice/5.1.6.2$Linux_X86_64 LibreOffice_project/10m0$Build-2</meta:generator>
  </office:meta>
</office:document-meta>
</file>